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Rename threads into processes.</text:p>
      <text:p text:style-name="Standard">-Move threads<text:s/>loop inside the allegro event loop – otherwise<text:s/>multithreading<text:s/>will be useless.</text:p>
      <text:p text:style-name="Standard">-Move rendering outside the allegro event loop.</text:p>
      <text:p text:style-name="Standard">-Add isActive boolean to EngineLoop – if true run its loop every iteration.</text:p>
      <text:p text:style-name="Standard">-Add isRendered boolean to EngineLoop – if true, draw everything visible in the thread.</text:p>
      <text:p text:style-name="Standard">-Add canInteractWithUser boolean to EngineLoop – if true, you can interact with this thread using cameras, mouse and keyboard.</text:p>
      <text:p text:style-name="Standard">-Add<text:s/>“thread/workspace<text:s/>&lt;string&gt;<text:s/>&lt;function&gt;” instruction –<text:s/>interacting with threads, included functions: teleport/tp/ssh (focus on this<text:s/>thread/workspace), activate, deactivate, enable_rendering, disable_rendering, toggle_rendering, enable_interactions, disable_interactions, toggle_interactions.</text:p>
      <text:p text:style-name="Standard">-Add “ls” instruction – print lists of cameras, layers, objects, modules, loaded bitmaps and fonts. Using flags<text:s/>prints<text:s/>details<text:s/>or limits the list to one type of entities.<text:s/>Look in<text:s/>scenarios for more info.</text:p>
      <text:p text:style-name="Standard">-Add blocking keyboard and mouse input through cameras that are out of focus.</text:p>
      <text:p text:style-name="Standard">-Maybe add selection rectangle to the mouse.</text:p>
      <text:p text:style-name="Standard">-Connect primitives to cameras.</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Document instruction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Add an interactive grid to cameras.</text:p>
      <text:p text:style-name="Standard">-Add instruction “clone_to_thread<text:s/>&lt;context_id&gt; &lt;thread_id&gt; [activate_sim]”<text:s/>– clones layers and cameras from the context from the current thread to a different thread. If activate_sim is true, activate movement, particles and maybe game events. This instruction can be used on layers and cameras that are first cloned locally in order to activate/deactivate specific entities and scripts.</text:p>
      <text:p text:style-name="Standard">-Add multithread communication – in each main loop iteration, thread can create a vector of<text:s/><text:soft-page-break/>pointers to different threads and pass it to its own loop.</text:p>
      <text:p text:style-name="Standard">-Add Window: Options - shows the list of options/functions of the entity/window, every list item is a button, camera is immobilized, minimizes when mouse is out of focus.</text:p>
      <text:p text:style-name="Standard">-Add Window: Filesystem<text:s/>– displays container for entities<text:s/>(threads,<text:s/>projects, layers, cameras, objects, modules, images, text, etc.).<text:s/>You cannot move camera<text:s/>freely. You can scroll up and down.<text:s/>Right clicking on the entity brings up the<text:s/>Options window.<text:s/>Filesystem has many display mods: list, icons, movable icons (like in old macs, very easy to implement because icons are just objects), tree (like in vs code).<text:s/>You can also open different threads like different partitions, but that might be problematic.</text:p>
      <text:p text:style-name="Standard">-Add Window: ImagePlacement - only draws images of a one object, you can move images around, you can also move camera.</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 workspace/thread and allows user to interact with it in the current workspace.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text:s/>Tape – Paint. Why Tape? Because Paint keeps the world in one piece like tape.</text:p>
      <text:p text:style-name="Standard"/>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soft-page-break/>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soft-page-break/>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soft-page-break/>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text:s/><text:soft-page-break/>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soft-page-break/>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22T20:23:00Z</dc:date>
    <meta:template xlink:href="Normal.dotm" xlink:type="simple"/>
    <meta:editing-cycles>783</meta:editing-cycles>
    <meta:editing-duration>PT1570440S</meta:editing-duration>
    <meta:document-statistic meta:page-count="7" meta:paragraph-count="33" meta:word-count="2510" meta:character-count="16788" meta:row-count="119" meta:non-whitespace-character-count="14311"/>
  </office:meta>
</office:document-meta>
</file>